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Collaborative writing using etherpad &amp; github</text:h>
      <text:p text:style-name="Author">Markus Kainu &amp; Co</text:p>
      <text:p text:style-name="Date">March 24, 2014</text:p>
      <text:h text:style-name="Heading_20_1" text:outline-level="1">Introduction</text:h>
      <text:p text:style-name="First_20_paragraph">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text:p text:style-name="Text_20_body">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text:h text:style-name="Heading_20_1" text:outline-level="1">Results</text:h>
      <text:p text:style-name="First_20_paragraph">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text:p text:style-name="Text_20_body">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text:p text:style-name="Text_20_body">Conclusions</text:p>
      <text:p text:style-name="Text_20_body">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text:p text:style-name="Text_20_body">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llaborative writing using etherpad &amp; github</dc:title>
  </office:meta>
</office:document-meta>
</file>